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A00000231733ECD17F8878366.png" manifest:media-type="image/png"/>
  <manifest:file-entry manifest:full-path="Pictures/10000000000004F4000001360A5025A66B467A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iri" svg:font-family="Calibi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iri" officeooo:rsid="0018ffae" officeooo:paragraph-rsid="0018ff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</text:p>
      <text:p text:style-name="P1"><draw:frame draw:style-name="fr1" draw:name="Image2" text:anchor-type="char" svg:x="-0.069cm" svg:y="0.185cm" svg:width="18.198cm" svg:height="4.449cm" draw:z-index="1"><draw:image xlink:href="Pictures/10000000000004F4000001360A5025A66B467A2B.png" xlink:type="simple" xlink:show="embed" xlink:actuate="onLoad" draw:mime-type="image/png"/></draw:frame></text:p>
      <text:p text:style-name="P1"/>
      <text:p text:style-name="P1"><draw:frame draw:style-name="fr1" draw:name="Image1" text:anchor-type="char" svg:x="0cm" svg:y="1.316cm" svg:width="17.812cm" svg:height="8.137cm" draw:z-index="0"><draw:image xlink:href="Pictures/100000010000053A00000231733ECD17F8878366.png" xlink:type="simple" xlink:show="embed" xlink:actuate="onLoad" draw:mime-type="image/png"/></draw:frame>&gt;&gt; grep "ERROR" log.txt | grep -v "DEBUG" &gt; filtered_log.tx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iri" svg:font-family="Calibi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23:44:59.339662412</meta:creation-date>
    <dc:date>2025-01-25T23:47:13.922918514</dc:date>
    <meta:editing-duration>PT2M15S</meta:editing-duration>
    <meta:editing-cycles>1</meta:editing-cycles>
    <meta:document-statistic meta:table-count="0" meta:image-count="2" meta:object-count="0" meta:page-count="1" meta:paragraph-count="2" meta:word-count="11" meta:character-count="62" meta:non-whitespace-character-count="53"/>
    <meta:generator>LibreOffice/7.3.7.2$Linux_X86_64 LibreOffice_project/30$Build-2</meta:generator>
  </office:meta>
</office:document-meta>
</file>